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ea3d3" officeooo:paragraph-rsid="001ea3d3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effectué par :</text:p>
      <text:p text:style-name="P1">AKKAL Aghiles</text:p>
      <text:p text:style-name="P1">BELKACEM Liz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21:50:55.853070445</meta:creation-date>
    <dc:date>2020-07-01T21:52:05.584111746</dc:date>
    <meta:editing-duration>PT1M10S</meta:editing-duration>
    <meta:editing-cycles>1</meta:editing-cycles>
    <meta:document-statistic meta:table-count="0" meta:image-count="0" meta:object-count="0" meta:page-count="1" meta:paragraph-count="3" meta:word-count="8" meta:character-count="47" meta:non-whitespace-character-count="42"/>
    <meta:generator>LibreOffice/6.0.7.3$Linux_X86_64 LibreOffice_project/00m0$Build-3</meta:generator>
  </office:meta>
</office:document-meta>
</file>